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109f55" officeooo:paragraph-rsid="00109f55"/>
    </style:style>
    <style:style style:name="P2" style:family="paragraph" style:parent-style-name="Standard">
      <style:paragraph-properties fo:text-align="start" style:justify-single-word="false"/>
      <style:text-properties officeooo:rsid="00109f55" officeooo:paragraph-rsid="00109f55"/>
    </style:style>
    <style:style style:name="T1" style:family="text">
      <style:text-properties officeooo:rsid="0011f3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g Pregulman</text:p>
      <text:p text:style-name="P1">EECS 678</text:p>
      <text:p text:style-name="P1">Lab 03</text:p>
      <text:p text:style-name="P1"/>
      <text:p text:style-name="P2"><text:tab/>The program is designed with 4 processes and 3 pipes. Data flowed between the processes by duplicating the data from the write end of one pipe into the read end of another. <text:s/><text:span text:style-name="T1">Errors are thrown when encountered.</text:span></text:p>
      <text:p text:style-name="P2"><text:tab/><text:span text:style-name="T1">I encountered an issue while trying to get my program to run correctly, where the pipes were not transmitting the data correctly. I'm not sure exactly what was causing the issue, but I managed to resolve it. I debugged the program by inserting a few print commands in various places and seeing if the program arrived at that location. Once the problem was resolved and no errors were occurring, I concluded that the program was running correctly.</text:span></text:p>
      <text:p text:style-name="P2"><text:tab/><text:span text:style-name="T1">Pipes contribute by connecting functions and allowing them to work together. This is definitely a good philosophy for software engineering since you want programs to be able to work together without being overly dependent on each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y Pregulman</meta:initial-creator>
    <meta:creation-date>2014-02-26T19:02:49.729812859</meta:creation-date>
    <dc:date>2014-02-28T13:40:16.507245582</dc:date>
    <dc:creator>Gregory Pregulman</dc:creator>
    <meta:editing-duration>PT23M33S</meta:editing-duration>
    <meta:editing-cycles>4</meta:editing-cycles>
    <meta:generator>LibreOffice/4.1.5.3$Linux_X86_64 LibreOffice_project/410$Build-3</meta:generator>
    <meta:document-statistic meta:table-count="0" meta:image-count="0" meta:object-count="0" meta:page-count="1" meta:paragraph-count="6" meta:word-count="157" meta:character-count="922" meta:non-whitespace-character-count="767"/>
  </office:meta>
</office:document-meta>
</file>